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6.999cm" table:align="margins"/>
    </style:style>
    <style:style style:name="Table3.A" style:family="table-column">
      <style:table-column-properties style:column-width="4.249cm" style:rel-column-width="16383*"/>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cm"/>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padding="0.106cm" fo:border="0.002cm solid #aaaaaa"/>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form:for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pagename" form:control-implementation="ooo:com.sun.star.form.component.HiddenControl" form:id="control1" form:value="XPUserStories"/>
          <form:hidden form:name="token" form:control-implementation="ooo:com.sun.star.form.component.HiddenControl" form:id="control2" form:value="fb35e5aa64c29dc352b4a4ba336ad05c"/>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section text:style-name="Sect1" text:name="wikicontent">
        <table:table table:name="Table3" table:style-name="Table3">
          <table:table-column table:style-name="Table3.A" table:number-columns-repeated="4"/>
          <table:table-row>
            <table:table-cell table:style-name="Table3.A1" office:value-type="string">
              <text:p text:style-name="Table_20_Contents">P/R</text:p>
            </table:table-cell>
            <table:table-cell table:style-name="Table3.A1" office:value-type="string">
              <text:p text:style-name="Table_20_Contents">Riesgo Alto</text:p>
            </table:table-cell>
            <table:table-cell table:style-name="Table3.A1" office:value-type="string">
              <text:p text:style-name="Table_20_Contents">Riesgo Medio</text:p>
            </table:table-cell>
            <table:table-cell table:style-name="Table3.D1" office:value-type="string">
              <text:p text:style-name="Table_20_Contents">Riesgo Bajo</text:p>
            </table:table-cell>
          </table:table-row>
          <table:table-row>
            <table:table-cell table:style-name="Table3.A2" office:value-type="string">
              <text:p text:style-name="Table_20_Contents">Prioridad Alta</text:p>
            </table:table-cell>
            <table:table-cell table:style-name="Table3.A2" office:value-type="string">
              <text:p text:style-name="Table_20_Contents">1(4+2) 3(4+4) 4(4+1) 9(4)</text:p>
            </table:table-cell>
            <table:table-cell table:style-name="Table3.A2" office:value-type="string">
              <text:p text:style-name="Table_20_Contents">7(3)</text:p>
            </table:table-cell>
            <table:table-cell table:style-name="Table3.D2" office:value-type="string">
              <text:p text:style-name="Table_20_Contents">N/A</text:p>
            </table:table-cell>
          </table:table-row>
          <table:table-row>
            <table:table-cell table:style-name="Table3.A2" office:value-type="string">
              <text:p text:style-name="Table_20_Contents">Prioridad Media</text:p>
            </table:table-cell>
            <table:table-cell table:style-name="Table3.A2" office:value-type="string">
              <text:p text:style-name="Table_20_Contents">8(1) 11(4+2) 13(4+2) 13(4+2) 14(4+2) 16(4+2)</text:p>
            </table:table-cell>
            <table:table-cell table:style-name="Table3.A2" office:value-type="string">
              <text:p text:style-name="Table_20_Contents">2(3)</text:p>
            </table:table-cell>
            <table:table-cell table:style-name="Table3.D2" office:value-type="string">
              <text:p text:style-name="Table_20_Contents">10(1)</text:p>
            </table:table-cell>
          </table:table-row>
          <table:table-row>
            <table:table-cell table:style-name="Table3.A2" office:value-type="string">
              <text:p text:style-name="Table_20_Contents">Prioridad Baja</text:p>
            </table:table-cell>
            <table:table-cell table:style-name="Table3.A2" office:value-type="string">
              <text:p text:style-name="Table_20_Contents">15(2)</text:p>
            </table:table-cell>
            <table:table-cell table:style-name="Table3.A2" office:value-type="string">
              <text:p text:style-name="Table_20_Contents">5(4+2) 6(4+2)</text:p>
            </table:table-cell>
            <table:table-cell table:style-name="Table3.D2" office:value-type="string">
              <text:p text:style-name="Table_20_Contents">17(2)</text:p>
            </table:table-cell>
          </table:table-row>
        </table:table>
        <text:p text:style-name="P1"/>
        <text:p text:style-name="P1"/>
        <text:p text:style-name="P1">1. Generar reportes sobre la compra y venta de unidades. El reporte debe mostrar las compras o ventas por mes y por modelo de unidad. Se tienen que poder sumarizar los modelos en categorías, subrubros y rubros. Las compras deben estar expresadas en unidades. </text:p>
        <text:p text:style-name="P1"/>
        <text:p text:style-name="P1">2. Generar reportes sobre la venta de Mercedes Benz en comparativa con otra concesionarias del pais. Mercedes Benz ("La terminal") envía informes periodicamente con detalle de ventas de las concesionarias del pais. Al cliente le interesa poder realizar comparaciones en el tiempo, sobre el posicionamiento de esta concesionaria. </text:p>
        <text:p text:style-name="P1"/>
        <text:p text:style-name="P1">3. Generar reportes sobre la compra y venta de repuestos.El reporte debe mostrar las compras o ventas por mes y por grupo de unidad. Los repuestos de Mercedes Benz tienen una clasificación particular que consiste en el Modelo o Baunster, el Grupo constitutivo, Numero de modificacion y la pieza en particular. Se tienen que poder sumarizar los repuestos segun la clasificiación especial. Las compras y ventas deben estar expresadas en unidades. y al mismo tiempo tener los costos, precios de venta y rentabilidad. </text:p>
        <text:p text:style-name="P1"/>
        <text:p text:style-name="P1">4. Generar reportes sobre la rotation de repuestos. Uno de los indicadores que más se necesita para las decisiones tácticas y estratégicas del sector de repuestos es la rotación de las piezas. Para determinar las inversiones futuras y optimizar el stock. Se entiende como rotacion al siguiente indicador; apuntes<text:a xlink:type="simple" xlink:href="http://code.google.com/p/proyectofinal/w/edit/Revisar">?</text:a> </text:p>
        <text:p text:style-name="P1"/>
        <text:p text:style-name="P1">5. Generar reportes de clientes. El reporte debe incluir la lista de clientes más activos y reflejear la fidelidad y renovación de la cartera de clientes en el tiempo. Un indicador a tener en cuenta es la desviacion estandar con respecto a la media de las compras. </text:p>
        <text:p text:style-name="P1"/>
        <text:p text:style-name="P1">6. Generar reportes de top 10 de clientes, por monto de facturación o rentabilidad y por cantidad de unidades compradas según rubros. </text:p>
        <text:p text:style-name="P1">Generar reportes sobre la obsolecencia de repuestos. (Preguntar que significa) </text:p>
        <text:p text:style-name="P1">Generar reportes sobre las ordenes de reparacion en el taller mecanico. (Nos faltan MUCHOS datos de este tema) </text:p>
        <text:p text:style-name="P1"/>
        <text:p text:style-name="P1">7. Los reportes tienen que ser convertibles a pesos y a dolares </text:p>
        <text:p text:style-name="P1">Analisis de Imputaciones (volver a preguntar que es) </text:p>
        <text:p text:style-name="P1">Comisiones de taller y sucursal. (preguntar a GUSTAVO que hay relacionado con comisiones de taller o sucursal) </text:p>
        <text:p text:style-name="P1"/>
        <text:p text:style-name="P1">Generar reportes de vehiculos prendados. (Ver de donde sacamos esto) </text:p>
        <text:p text:style-name="P1">8. El sistema debera diferenciar entre las unidades vendidas en diferentes sucursales. Esto hay que contemplarlo como parte del informe de ventas de unidades. </text:p>
        <text:p text:style-name="P1">Se deberan utilizar herramientas libres. </text:p>
        <text:p text:style-name="P1"><text:soft-page-break/>El sistema resultante debera ser software libre, preferentemente con licencia GPL. </text:p>
        <text:p text:style-name="P1"/>
        <text:p text:style-name="P1">9. Los reportes deben tener una representacion grafica. </text:p>
        <text:p text:style-name="P1">10. El sistema debera realizar un control de acceso de usuarios. </text:p>
        <text:p text:style-name="P1">El sistema debera correr sobre GNU/Linux. </text:p>
        <text:p text:style-name="P1">Se podra acceder al sistema de forma remota. </text:p>
        <text:p text:style-name="P1">El sistema tiene que tener disponibilidad en el horario comercial y se tolera un tiempo máximo de baja de 1 dia. </text:p>
        <text:p text:style-name="P1"/>
        <text:p text:style-name="P1">11. Pronosticos de VENTA CAMIONES MERCEDES BENZ. </text:p>
        <text:p text:style-name="P1"/>
        <text:p text:style-name="P1">12. Pronosticos de VENTA SPRINTER. </text:p>
        <text:p text:style-name="P1"/>
        <text:p text:style-name="P1">13. Pronosticos VENTA AUTO. </text:p>
        <text:p text:style-name="P1"/>
        <text:p text:style-name="P1">14. Pronosticos de CHRYSLER familia/modelo. </text:p>
        <text:p text:style-name="P1">Los pronosticos deberán incluir el proximo período (ver si conviene mensual o trimestralmente) y deberán estar representados gráficamente en la interfaz de usuario. </text:p>
        <text:p text:style-name="P1">EL sistema debera ser multiusuario. </text:p>
        <text:p text:style-name="P1">La velocidad de respuesta debera ser inferior a (LO QUE NOS CONVENGA). </text:p>
        <text:p text:style-name="P1"/>
        <text:p text:style-name="P1">15. Los reportes generados se podran guardar para ser consultados en otro momento. </text:p>
        <text:p text:style-name="P1"/>
        <text:p text:style-name="P1">16. Indicador de correspondencia entre compra y objetivos de compra. Existen incentivos que asociados a las ventas de unidades por parte de los proovedores. El sistema debera permitir determinar objetivos de manera flexible, y visualizar el estado al momento para poder tomar medidas correctivas. </text:p>
        <text:p text:style-name="P1"/>
        <text:p text:style-name="Text_20_body">17. Se debe hacer entrega de informes periodicos y la posibilidad de establecer cotas de advertencia para que se destine un apartado especial en los informe a fin de aumentar la capacidad de deteccion de futuros inconvenientes. </text:p>
        <text:p text:style-name="Text_20_body"/>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A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801cm" style:auto-text-indent="false" style:page-number="auto"/>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0T15:51:38</meta:creation-date>
    <dc:date>2008-03-10T16:11:27</dc:date>
    <meta:editing-cycles>1</meta:editing-cycles>
    <meta:editing-duration>PT19M53S</meta:editing-duration>
    <meta:user-defined meta:name="Info 1"/>
    <meta:user-defined meta:name="Info 2"/>
    <meta:user-defined meta:name="Info 3"/>
    <meta:user-defined meta:name="Info 4"/>
    <meta:document-statistic meta:table-count="1" meta:image-count="0" meta:object-count="0" meta:page-count="2" meta:paragraph-count="46" meta:word-count="679" meta:character-count="4130"/>
  </office:meta>
</office:document-meta>
</file>